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9791543567039089077.1" style:family="table-column">
      <style:table-column-properties style:rel-column-width="21503*"/>
    </style:style>
    <style:style style:name="Tablef9791543567039089077.2" style:family="table-column">
      <style:table-column-properties style:rel-column-width="44030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f9791543567039089077" table:style-name="podTable">
        <table:table-column table:style-name="Tablef9791543567039089077.1"/>
        <table:table-column table:style-name="Tablef9791543567039089077.2"/>
        <table:table-row>
          <table:table-cell table:style-name="podCell">
            <text:p text:style-name="podCellContent">Default cell style</text:p>
          </table:table-cell>
          <table:table-cell table:style-name="podCell">
            <text:p text:style-name="podCellContent">This should also get the default cell style</text:p>
          </table:table-cell>
        </table:table-row>
        <table:table-row>
          <table:table-cell table:style-name="podCell">
            <text:p text:style-name="podCellContent">First line</text:p>
            <text:p text:style-name="podCellContent">Second line</text:p>
          </table:table-cell>
          <table:table-cell table:style-name="podCell">
            <text:p text:style-name="podCellContent">Text</text:p>
          </table:table-cell>
        </table:table-row>
        <table:table-row>
          <table:table-cell table:style-name="podCell">
            <text:p text:style-name="podCellContent">Para1</text:p>
            <text:p text:style-name="podCellContent"><text:span>Para2</text:span></text:p>
            <text:p text:style-name="podCellContent">Para3</text:p>
            <text:p text:style-name="podCellContent"/>
          </table:table-cell>
          <table:table-cell table:style-name="podCell">
            <text:p text:style-name="podCellContent">Para1</text:p>
            <text:p text:style-name="podCellContent">Para2</text:p>
            <text:p text:style-name="podCellContent">Para3</text:p>
            <text:p text:style-name="podCellContent">Para4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PIntoTds</dc:title>
  </office:meta>
</office:document-meta>
</file>